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04000001D377C24C6A.png" manifest:media-type=""/>
  <manifest:file-entry manifest:full-path="Pictures/100000000000037B00000123367F140B.png" manifest:media-type=""/>
  <manifest:file-entry manifest:full-path="Pictures/10000000000005E000000145555A589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51b88" officeooo:paragraph-rsid="00151b88"/>
    </style:style>
    <style:style style:name="P2" style:family="paragraph" style:parent-style-name="Standard">
      <style:paragraph-properties fo:text-align="end" style:justify-single-word="false"/>
      <style:text-properties officeooo:rsid="00151b88" officeooo:paragraph-rsid="00151b88"/>
    </style:style>
    <style:style style:name="P3" style:family="paragraph" style:parent-style-name="Standard">
      <style:paragraph-properties fo:text-align="center" style:justify-single-word="false"/>
      <style:text-properties officeooo:rsid="00151b88" officeooo:paragraph-rsid="00151b88"/>
    </style:style>
    <style:style style:name="P4" style:family="paragraph" style:parent-style-name="Standard">
      <style:paragraph-properties fo:text-align="start" style:justify-single-word="false"/>
      <style:text-properties officeooo:rsid="001709ac" officeooo:paragraph-rsid="001709ac"/>
    </style:style>
    <style:style style:name="P5" style:family="paragraph" style:parent-style-name="Standard">
      <style:paragraph-properties fo:text-align="start" style:justify-single-word="false"/>
      <style:text-properties officeooo:rsid="0018f1f4" officeooo:paragraph-rsid="0018f1f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ardy Jones</text:p>
      <text:p text:style-name="P2">999397426</text:p>
      <text:p text:style-name="P2">Prof. Nitta</text:p>
      <text:p text:style-name="P2">ECS 154A</text:p>
      <text:p text:style-name="P3">Homework #3</text:p>
      <text:p text:style-name="P1"/>
      <text:p text:style-name="P1"><draw:frame draw:style-name="fr1" draw:name="graphics1" text:anchor-type="paragraph" svg:x="0in" svg:y="0.4146in" svg:width="6.9252in" svg:height="2.261in" draw:z-index="0"><draw:image xlink:href="Pictures/100000000000037B00000123367F140B.png" xlink:type="simple" xlink:show="embed" xlink:actuate="onLoad"/></draw:frame>1.</text:p>
      <text:p text:style-name="P1"/>
      <text:p text:style-name="P1"/>
      <text:p text:style-name="P1">2.</text:p>
      <text:p text:style-name="P1"/>
      <text:p text:style-name="P4">3.</text:p>
      <text:p text:style-name="P4"><draw:frame draw:style-name="fr2" draw:name="graphics2" text:anchor-type="paragraph" svg:width="6.9252in" svg:height="1.4957in" draw:z-index="1"><draw:image xlink:href="Pictures/10000000000005E000000145555A5898.png" xlink:type="simple" xlink:show="embed" xlink:actuate="onLoad"/></draw:frame></text:p>
      <text:p text:style-name="P5">4.</text:p>
      <text:p text:style-name="P5"><draw:frame draw:style-name="fr2" draw:name="graphics3" text:anchor-type="paragraph" svg:width="6.9252in" svg:height="2.5181in" draw:z-index="2"><draw:image xlink:href="Pictures/1000000000000504000001D377C24C6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3T21:31:29.138411910</meta:creation-date>
    <dc:date>2013-10-23T22:18:55.825578095</dc:date>
    <meta:editing-duration>PT32M17S</meta:editing-duration>
    <meta:editing-cycles>2</meta:editing-cycles>
    <meta:generator>LibreOffice/4.1.1.2$Linux_X86_64 LibreOffice_project/410m0$Build-2</meta:generator>
    <meta:document-statistic meta:table-count="0" meta:image-count="3" meta:object-count="0" meta:page-count="1" meta:paragraph-count="9" meta:word-count="13" meta:character-count="58" meta:non-whitespace-character-count="54"/>
  </office:meta>
</office:document-meta>
</file>